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streamlit as st</text:p>
      <text:p text:style-name="Standard">import pandas as pd</text:p>
      <text:p text:style-name="Standard">import plotly.express as px</text:p>
      <text:p text:style-name="Standard"/>
      <text:p text:style-name="Standard"># Load Real-Time Claim Tracking Data</text:p>
      <text:p text:style-name="Standard">def load_claim_data():</text:p>
      <text:p text:style-name="Standard"><text:s text:c="4"/>return pd.read_csv("real_time_claim_tracking.csv") <text:s/># Placeholder for actual data integration</text:p>
      <text:p text:style-name="Standard"/>
      <text:p text:style-name="Standard"># Load Payer Risk Analysis Data</text:p>
      <text:p text:style-name="Standard">def load_payer_risk_data():</text:p>
      <text:p text:style-name="Standard"><text:s text:c="4"/>return pd.read_csv("payer_risk_analysis.csv") <text:s/># Placeholder for actual data integration</text:p>
      <text:p text:style-name="Standard"/>
      <text:p text:style-name="Standard"># Load Cash Flow Projection Data</text:p>
      <text:p text:style-name="Standard">def load_cash_flow_data():</text:p>
      <text:p text:style-name="Standard"><text:s text:c="4"/>return pd.read_csv("real_time_cash_flow.csv") <text:s/># Placeholder for actual data integration</text:p>
      <text:p text:style-name="Standard"/>
      <text:p text:style-name="Standard"># Streamlit UI</text:p>
      <text:p text:style-name="Standard">st.title("🧠 Psychological Testing Real-Time Cash Flow Dashboard")</text:p>
      <text:p text:style-name="Standard"/>
      <text:p text:style-name="Standard"># Section 1: Claim Tracking</text:p>
      <text:p text:style-name="Standard">st.header("📊 Real-Time Claim Tracking")</text:p>
      <text:p text:style-name="Standard">df_claims = load_claim_data()</text:p>
      <text:p text:style-name="Standard">st.dataframe(df_claims)</text:p>
      <text:p text:style-name="Standard"/>
      <text:p text:style-name="Standard"># Filters for Payers and Date Range</text:p>
      <text:p text:style-name="Standard"><text:soft-page-break/>selected_payers = st.multiselect("Filter by Payer", options=df_claims["Payer"].unique())</text:p>
      <text:p text:style-name="Standard">selected_dates = st.date_input("Select Date Range", [])</text:p>
      <text:p text:style-name="Standard">if selected_payers:</text:p>
      <text:p text:style-name="Standard"><text:s text:c="4"/>df_claims = df_claims[df_claims["Payer"].isin(selected_payers)]</text:p>
      <text:p text:style-name="Standard">if selected_dates:</text:p>
      <text:p text:style-name="Standard"><text:s text:c="4"/>df_claims = df_claims[(df_claims["Submission Date"] &gt;= pd.to_datetime(selected_dates[0])) &amp; (df_claims["Submission Date"] &lt;= pd.to_datetime(selected_dates[1]))]</text:p>
      <text:p text:style-name="Standard">st.dataframe(df_claims)</text:p>
      <text:p text:style-name="Standard"/>
      <text:p text:style-name="Standard"># Section 2: Payer Risk Analysis</text:p>
      <text:p text:style-name="Standard">st.header("⚠️ Payer Risk Analysis")</text:p>
      <text:p text:style-name="Standard">df_payer_risk = load_payer_risk_data()</text:p>
      <text:p text:style-name="Standard">st.dataframe(df_payer_risk)</text:p>
      <text:p text:style-name="Standard"/>
      <text:p text:style-name="Standard"># Risk Visualization</text:p>
      <text:p text:style-name="Standard">fig_risk = px.bar(df_payer_risk, x="Payer", y="Risk Score", color="Risk Category",</text:p>
      <text:p text:style-name="Standard"><text:s text:c="18"/>title="Payer Risk Scores", labels={"Risk Score": "Average Risk Level"})</text:p>
      <text:p text:style-name="Standard">st.plotly_chart(fig_risk)</text:p>
      <text:p text:style-name="Standard"/>
      <text:p text:style-name="Standard"># Section 3: Cash Flow Forecast</text:p>
      <text:p text:style-name="Standard">st.header("💰 Weekly Cash Flow Forecast")</text:p>
      <text:p text:style-name="Standard">df_cash_flow = load_cash_flow_data()</text:p>
      <text:p text:style-name="Standard">st.dataframe(df_cash_flow)</text:p>
      <text:p text:style-name="Standard"/>
      <text:p text:style-name="Standard"># Cash Flow Visualization</text:p>
      <text:p text:style-name="Standard">fig_cashflow = px.line(df_cash_flow, x="Week Start", y="Final Adjusted Net Cash Flow ($)",</text:p>
      <text:p text:style-name="Standard"><text:s text:c="23"/>title="Projected Cash Flow Over 12 Weeks", markers=True)</text:p>
      <text:p text:style-name="Standard"><text:soft-page-break/>st.plotly_chart(fig_cashflow)</text:p>
      <text:p text:style-name="Standard"/>
      <text:p text:style-name="Standard"># Additional Data Visualizations</text:p>
      <text:p text:style-name="Standard">st.header("📈 Additional Insights")</text:p>
      <text:p text:style-name="Standard"># Claims Status Distribution</text:p>
      <text:p text:style-name="Standard">fig_status = px.pie(df_claims, names="Status", title="Claim Status Distribution")</text:p>
      <text:p text:style-name="Standard">st.plotly_chart(fig_status)</text:p>
      <text:p text:style-name="Standard"/>
      <text:p text:style-name="Standard"># Payment Processing Time by Payer</text:p>
      <text:p text:style-name="Standard">fig_processing = px.box(df_claims, x="Payer", y="Processing Time (Days)", title="Payment Processing Time by Payer")</text:p>
      <text:p text:style-name="Standard">st.plotly_chart(fig_processing)</text:p>
      <text:p text:style-name="Standard"/>
      <text:p text:style-name="Standard"># Forecasting Trends by Insurance Group</text:p>
      <text:p text:style-name="Standard">df_forecast = df_cash_flow.groupby("Week Start").sum().reset_index()</text:p>
      <text:p text:style-name="Standard">fig_forecast = px.line(df_forecast, x="Week Start", y="Adjusted Inflows ($)", title="Projected Inflows by Insurance Group")</text:p>
      <text:p text:style-name="Standard">st.plotly_chart(fig_forecast)</text:p>
      <text:p text:style-name="Standard"/>
      <text:p text:style-name="Standard"># Section 4: Alerts for High-Risk Payers</text:p>
      <text:p text:style-name="Standard">st.header("🚨 High-Risk Payers &amp; Claim Delays")</text:p>
      <text:p text:style-name="Standard">alert_payers = df_payer_risk[df_payer_risk["Risk Category"] == "High"]</text:p>
      <text:p text:style-name="Standard">if not alert_payers.empty:</text:p>
      <text:p text:style-name="Standard"><text:s text:c="4"/>st.warning("⚠️ These payers have high risk scores and may delay payments:")</text:p>
      <text:p text:style-name="Standard"><text:s text:c="4"/>st.dataframe(alert_payers)</text:p>
      <text:p text:style-name="Standard">else:</text:p>
      <text:p text:style-name="Standard"><text:s text:c="4"/>st.success("✅ No high-risk payers at the moment!")</text:p>
      <text:p text:style-name="Standard"/>
      <text:p text:style-name="Standard"><text:soft-page-break/>st.footer("Powered by Clarity Psychological Testing | Automated by AI"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63" meta:word-count="306" meta:character-count="2953" meta:non-whitespace-character-count="2634"/>
    <meta:generator>LibreOfficeDev/6.0.5.2$Linux_X86_64 LibreOffice_project/</meta:generator>
  </office:meta>
</office:document-meta>
</file>